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style>
    <style:style style:name="T2" style:parent-style-name="Absatz-Standardschriftart" style:family="text">
      <style:text-properties style:font-name="Times New Roman" fo:font-weight="bold" style:font-weight-asian="bold" style:font-weight-complex="bold" fo:font-size="12pt" style:font-size-asian="12pt" style:font-size-complex="12pt" fo:language="da" fo:country="DK"/>
    </style:style>
    <style:style style:name="P3" style:parent-style-name="Standard" style:family="paragraph">
      <style:paragraph-properties fo:text-align="start" fo:text-indent="0.4916in"/>
    </style:style>
    <style:style style:name="T4" style:parent-style-name="Absatz-Standardschriftart" style:family="text">
      <style:text-properties style:font-name="Times New Roman" fo:font-size="12pt" style:font-size-asian="12pt" style:font-size-complex="12pt" fo:language="en" fo:country="US"/>
    </style:style>
    <style:style style:name="T5" style:parent-style-name="Absatz-Standardschriftart" style:family="text">
      <style:text-properties style:font-name="Times New Roman" fo:font-size="12pt" style:font-size-asian="12pt" style:font-size-complex="12pt" fo:language="en" fo:country="US"/>
    </style:style>
    <style:style style:name="T6" style:parent-style-name="Absatz-Standardschriftart" style:family="text">
      <style:text-properties style:font-name="Times New Roman" fo:font-size="12pt" style:font-size-asian="12pt" style:font-size-complex="12pt" fo:language="en" fo:country="US"/>
    </style:style>
    <style:style style:name="T7" style:parent-style-name="Absatz-Standardschriftart" style:family="text">
      <style:text-properties style:font-name="Times New Roman" fo:font-size="12pt" style:font-size-asian="12pt" style:font-size-complex="12pt" fo:language="en" fo:country="US"/>
    </style:style>
    <style:style style:name="T8" style:parent-style-name="Absatz-Standardschriftart" style:family="text">
      <style:text-properties style:font-name="Times New Roman" fo:font-size="12pt" style:font-size-asian="12pt" style:font-size-complex="12pt" fo:language="en" fo:country="US"/>
    </style:style>
    <style:style style:name="T9" style:parent-style-name="Absatz-Standardschriftart" style:family="text">
      <style:text-properties style:font-name="Times New Roman" fo:font-size="12pt" style:font-size-asian="12pt" style:font-size-complex="12pt" fo:language="en" fo:country="US"/>
    </style:style>
    <style:style style:name="P10" style:parent-style-name="CommentText" style:family="paragraph">
      <style:paragraph-properties fo:text-align="start" fo:text-indent="0in"/>
    </style:style>
    <style:style style:name="T11" style:parent-style-name="Absatz-Standardschriftart" style:family="text">
      <style:text-properties fo:language="da" fo:country="DK"/>
    </style:style>
    <style:style style:name="T12" style:parent-style-name="Absatz-Standardschriftart" style:family="text">
      <style:text-properties style:font-name="Times New Roman" fo:font-size="12pt" style:font-size-asian="12pt" style:font-size-complex="12pt" fo:language="en" fo:country="US"/>
    </style:style>
    <style:style style:name="P13" style:parent-style-name="Normal" style:family="paragraph">
      <style:paragraph-properties fo:text-align="start"/>
    </style:style>
    <style:style style:name="T14" style:parent-style-name="Absatz-Standardschriftart" style:family="text">
      <style:text-properties style:font-name="Times New Roman" fo:font-size="12pt" style:font-size-asian="12pt" style:font-size-complex="12pt" fo:language="en" fo:country="US"/>
    </style:style>
    <style:style style:name="T15" style:parent-style-name="Absatz-Standardschriftart" style:family="text">
      <style:text-properties style:font-name="Times New Roman" fo:font-size="12pt" style:font-size-asian="12pt" style:font-size-complex="12pt" fo:language="en" fo:country="US"/>
    </style:style>
    <style:style style:name="T16" style:parent-style-name="Absatz-Standardschriftart" style:family="text">
      <style:text-properties style:font-name="Times New Roman" fo:font-size="12pt" style:font-size-asian="12pt" style:font-size-complex="12pt"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P18" style:parent-style-name="Normal" style:family="paragraph">
      <style:paragraph-properties fo:text-align="start" fo:text-indent="0.4916in"/>
    </style:style>
    <style:style style:name="T19" style:parent-style-name="Absatz-Standardschriftart" style:family="text">
      <style:text-properties style:font-name="Times New Roman" fo:font-size="12pt" style:font-size-asian="12pt" style:font-size-complex="12pt" fo:language="da" fo:country="DK"/>
    </style:style>
    <style:style style:name="T20" style:parent-style-name="Absatz-Standardschriftart" style:family="text">
      <style:text-properties style:font-name="Times New Roman" fo:font-size="12pt" style:font-size-asian="12pt" style:font-size-complex="12pt" fo:language="en" fo:country="US"/>
    </style:style>
    <style:style style:name="T21" style:parent-style-name="Absatz-Standardschriftart" style:family="text">
      <style:text-properties style:font-name="Times New Roman" fo:font-size="12pt" style:font-size-asian="12pt" style:font-size-complex="12pt" fo:language="en" fo:country="US"/>
    </style:style>
    <style:style style:name="T22" style:parent-style-name="Absatz-Standardschriftar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T24" style:parent-style-name="Absatz-Standardschriftart" style:family="text">
      <style:text-properties style:font-name="Times New Roman" fo:font-size="12pt" style:font-size-asian="12pt" style:font-size-complex="12pt" fo:language="en" fo:country="US"/>
    </style:style>
    <style:style style:name="T25" style:parent-style-name="Absatz-Standardschriftart" style:family="text">
      <style:text-properties style:font-name="Times New Roman" fo:font-size="12pt" style:font-size-asian="12pt" style:font-size-complex="12pt" fo:language="en" fo:country="US"/>
    </style:style>
    <style:style style:name="P26" style:parent-style-name="CommentText" style:family="paragraph">
      <style:paragraph-properties fo:text-align="start" fo:text-indent="0in"/>
    </style:style>
    <style:style style:name="T27" style:parent-style-name="Absatz-Standardschriftart" style:family="text">
      <style:text-properties style:font-name="Times New Roman"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Absatz-Standardschriftar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Absatz-Standardschriftart" style:family="text">
      <style:text-properties style:font-name="Times New Roman" fo:font-size="12pt" style:font-size-asian="12pt" style:font-size-complex="12pt" fo:language="en" fo:country="US"/>
    </style:style>
    <style:style style:name="T36" style:parent-style-name="DefaultParagraphFont" style:family="text">
      <style:text-properties style:font-name="Times New Roman" fo:font-size="12pt" style:font-size-asian="12pt" style:font-size-complex="12pt" fo:language="en" fo:country="US"/>
    </style:style>
    <style:style style:name="P37" style:parent-style-name="Normal" style:family="paragraph">
      <style:paragraph-properties fo:text-align="start" fo:text-indent="0in"/>
    </style:style>
    <style:style style:name="T38" style:parent-style-name="DefaultParagraphFont" style:family="text">
      <style:text-properties style:font-name="Times New Roman" fo:font-size="12pt" style:font-size-asian="12pt" style:font-size-complex="12pt" fo:language="en" fo:country="US"/>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Absatz-Standardschriftart" style:family="text">
      <style:text-properties style:font-name="Times New Roman" fo:font-size="12pt" style:font-size-asian="12pt" style:font-size-complex="12pt" fo:language="en" fo:country="US"/>
    </style:style>
    <style:style style:name="T41" style:parent-style-name="Absatz-Standardschriftart" style:family="text">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fo:font-size="12pt" style:font-size-asian="12pt" style:font-size-complex="12pt" fo:language="en" fo:country="US"/>
    </style:style>
    <style:style style:name="P49" style:parent-style-name="CommentText" style:family="paragraph">
      <style:paragraph-properties fo:text-align="start" fo:text-indent="0in"/>
    </style:style>
    <style:style style:name="T50" style:parent-style-name="Absatz-Standardschriftart" style:family="text">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DefaultParagraphFont" style:family="text">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text-properties style:font-name="Times New Roman" fo:font-size="12pt" style:font-size-asian="12pt" style:font-size-complex="12pt" fo:language="en" fo:country="US"/>
    </style:style>
    <style:style style:name="P58" style:parent-style-name="Normal" style:family="paragraph">
      <style:paragraph-properties fo:text-align="start" fo:text-indent="0in"/>
      <style:text-properties style:font-name="Times New Roman" fo:font-size="12pt" style:font-size-asian="12pt" style:font-size-complex="12pt" fo:language="en" fo:country="US"/>
    </style:style>
    <style:style style:name="P59" style:parent-style-name="Normal" style:family="paragraph">
      <style:text-properties style:font-name="Times New Roman" fo:font-size="12pt" style:font-size-asian="12pt" style:font-size-complex="12pt" fo:language="en" fo:country="US"/>
    </style:style>
    <style:style style:name="P60" style:parent-style-name="Normal" style:family="paragraph">
      <style:text-properties style:font-name="Times New Roman" fo:font-size="12pt" style:font-size-asian="12pt" style:font-size-complex="12pt" fo:language="en" fo:country="US"/>
    </style:style>
    <style:style style:name="P61" style:parent-style-name="Normal" style:family="paragraph">
      <style:text-properties style:font-name="Times New Roman" fo:font-size="12pt" style:font-size-asian="12pt" style:font-size-complex="12pt" fo:language="en" fo:country="US"/>
    </style:style>
    <style:style style:name="P62" style:parent-style-name="CommentText" style:family="paragraph">
      <style:paragraph-properties fo:text-align="start" fo:text-indent="0in"/>
    </style:style>
    <style:style style:name="T63" style:parent-style-name="DefaultParagraphFon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text-properties fo:language="en" fo:country="US"/>
    </style:style>
    <style:style style:name="P65" style:parent-style-name="Standard" style:family="paragraph">
      <style:paragraph-properties fo:text-align="start" fo:text-indent="0.4916in"/>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Absatz-Standardschriftart" style:family="text">
      <style:text-properties fo:language="da" fo:country="DK"/>
    </style:style>
    <style:style style:name="T70" style:parent-style-name="Absatz-Standardschriftart" style:family="text">
      <style:text-properties style:font-name="Times New Roman" fo:font-size="12pt" style:font-size-asian="12pt" style:font-size-complex="12pt" fo:language="en" fo:country="US"/>
    </style:style>
    <style:style style:name="P71" style:parent-style-name="Standard" style:family="paragraph">
      <style:paragraph-properties fo:text-align="start" fo:text-indent="0.4916in"/>
    </style:style>
    <style:style style:name="T72" style:parent-style-name="Absatz-Standardschriftart" style:family="text">
      <style:text-properties style:font-name="Times New Roman" fo:font-size="12pt" style:font-size-asian="12pt" style:font-size-complex="12pt" fo:language="en" fo:country="US"/>
    </style:style>
    <style:style style:name="P73" style:parent-style-name="Normal" style:family="paragraph">
      <style:paragraph-properties fo:text-align="start" fo:text-indent="0.4916in"/>
    </style:style>
    <style:style style:name="T74" style:parent-style-name="Absatz-Standardschriftart" style:family="text">
      <style:text-properties style:font-name="Times New Roman" fo:font-size="12pt" style:font-size-asian="12pt" style:font-size-complex="12pt" fo:language="en" fo:country="US"/>
    </style:style>
    <style:style style:name="P75" style:parent-style-name="Normal" style:family="paragraph">
      <style:paragraph-properties style:text-autospace="none" fo:text-align="start" fo:line-height="100%"/>
      <style:text-properties style:font-name="Times New Roman" fo:font-size="12pt" style:font-size-asian="12pt" style:font-size-complex="12pt" fo:language="en" fo:country="US"/>
    </style:style>
    <style:style style:name="P76" style:parent-style-name="Normal" style:family="paragraph">
      <style:paragraph-properties style:text-autospace="none" fo:text-align="start" fo:text-indent="0in"/>
    </style:style>
    <style:style style:name="T77" style:parent-style-name="Absatz-Standardschriftart" style:family="text">
      <style:text-properties style:font-name="Times New Roman" fo:font-size="12pt" style:font-size-asian="12pt" style:font-size-complex="12pt" fo:language="en" fo:country="US"/>
    </style:style>
    <style:style style:name="P78" style:parent-style-name="Normal" style:family="paragraph">
      <style:paragraph-properties fo:text-align="start" fo:text-indent="0in"/>
      <style:text-properties style:font-name="Times New Roman" fo:font-size="12pt" style:font-size-asian="12pt" style:font-size-complex="12pt" fo:language="en" fo:country="US"/>
    </style:style>
    <style:style style:name="P79" style:parent-style-name="Normal" style:family="paragraph">
      <style:paragraph-properties fo:text-align="start" fo:text-indent="0in"/>
      <style:text-properties style:font-name="Times New Roman" fo:font-size="12pt" style:font-size-asian="12pt" style:font-size-complex="12pt" fo:language="en" fo:country="US"/>
    </style:style>
    <style:style style:name="P80" style:parent-style-name="Normal" style:family="paragraph">
      <style:paragraph-properties fo:text-align="start" fo:text-indent="0in"/>
      <style:text-properties style:font-name="Times New Roman" fo:font-size="12pt" style:font-size-asian="12pt" style:font-size-complex="12pt" fo:language="en" fo:country="US"/>
    </style:style>
    <style:style style:name="P81" style:parent-style-name="Normal" style:family="paragraph">
      <style:paragraph-properties fo:text-indent="0in"/>
      <style:text-properties style:font-name="Times New Roman" fo:font-size="12pt" style:font-size-asian="12pt" style:font-size-complex="12pt" fo:language="en" fo:country="US"/>
    </style:style>
    <style:style style:name="P82" style:parent-style-name="Normal" style:family="paragraph">
      <style:paragraph-properties fo:text-indent="0in"/>
      <style:text-properties fo:language="en" fo:country="US"/>
    </style:style>
    <style:style style:name="P83" style:parent-style-name="Normal" style:family="paragraph">
      <style:paragraph-properties fo:text-indent="0in"/>
      <style:text-properties fo:font-weight="bold" style:font-weight-asian="bold" style:font-weight-complex="bold" fo:language="en" fo:country="US"/>
    </style:style>
    <style:style style:name="P84" style:parent-style-name="Normal" style:family="paragraph">
      <style:paragraph-properties fo:text-indent="0in"/>
      <style:text-properties fo:font-weight="bold" style:font-weight-asian="bold" style:font-weight-complex="bold" fo:language="en" fo:country="US"/>
    </style:style>
    <style:style style:name="P85" style:parent-style-name="Normal" style:family="paragraph">
      <style:paragraph-properties fo:text-indent="0in"/>
      <style:text-properties fo:font-weight="bold" style:font-weight-asian="bold" style:font-weight-complex="bold" fo:language="en" fo:country="US"/>
    </style:style>
    <style:style style:name="P86" style:parent-style-name="Normal" style:family="paragraph">
      <style:paragraph-properties fo:text-indent="0in"/>
      <style:text-properties fo:font-weight="bold" style:font-weight-asian="bold" style:font-weight-complex="bold" fo:language="en" fo:country="US"/>
    </style:style>
    <style:style style:name="P87" style:parent-style-name="Normal" style:family="paragraph">
      <style:paragraph-properties fo:text-indent="0in"/>
      <style:text-properties fo:font-weight="bold" style:font-weight-asian="bold" style:font-weight-complex="bold" fo:language="en" fo:country="US"/>
    </style:style>
    <style:style style:name="P88" style:parent-style-name="Normal" style:family="paragraph">
      <style:paragraph-properties fo:text-indent="0in"/>
      <style:text-properties fo:font-weight="bold" style:font-weight-asian="bold" style:font-weight-complex="bold" fo:language="en" fo:country="US"/>
    </style:style>
    <style:style style:name="P89" style:parent-style-name="Normal" style:family="paragraph">
      <style:paragraph-properties fo:text-indent="0in"/>
      <style:text-properties fo:font-weight="bold" style:font-weight-asian="bold" style:font-weight-complex="bold" fo:language="en" fo:country="US"/>
    </style:style>
    <style:style style:name="P90" style:parent-style-name="Normal" style:family="paragraph">
      <style:paragraph-properties fo:text-indent="0in"/>
      <style:text-properties fo:font-weight="bold" style:font-weight-asian="bold" style:font-weight-complex="bold" fo:language="en" fo:country="US"/>
    </style:style>
    <style:style style:name="P91" style:parent-style-name="Normal" style:family="paragraph">
      <style:paragraph-properties fo:text-indent="0in"/>
      <style:text-properties fo:font-weight="bold" style:font-weight-asian="bold" style:font-weight-complex="bold" fo:language="en" fo:country="US"/>
    </style:style>
    <style:style style:name="P92" style:parent-style-name="Standard1"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3" style:parent-style-name="Normal" style:family="paragraph">
      <style:paragraph-properties fo:text-indent="0in"/>
    </style:style>
    <style:style style:name="T94" style:parent-style-name="Absatz-Standardschriftart1" style:family="text">
      <style:text-properties style:font-name="Times New Roman" fo:font-size="12pt" style:font-size-asian="12pt" style:font-size-complex="12pt" fo:language="en" fo:country="US"/>
    </style:style>
    <style:style style:name="T95" style:parent-style-name="Absatz-Standardschriftart1" style:family="text">
      <style:text-properties style:font-name="Times New Roman"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Absatz-Standardschriftart1" style:family="text">
      <style:text-properties fo:language="en" fo:country="US"/>
    </style:style>
    <style:style style:name="T98" style:parent-style-name="Absatz-Standardschriftart1" style:family="text">
      <style:text-properties style:font-name="Times New Roman" fo:font-size="12pt" style:font-size-asian="12pt" style:font-size-complex="12pt" fo:language="en" fo:country="US"/>
    </style:style>
    <style:style style:name="P99" style:parent-style-name="Normal" style:family="paragraph">
      <style:paragraph-properties fo:text-indent="0in"/>
      <style:text-properties fo:font-weight="bold" style:font-weight-asian="bold" style:font-weight-complex="bold" fo:language="en" fo:country="US"/>
    </style:style>
    <style:style style:name="P100" style:parent-style-name="Normal" style:family="paragraph">
      <style:paragraph-properties fo:text-indent="0in"/>
      <style:text-properties fo:font-weight="bold" style:font-weight-asian="bold" style:font-weight-complex="bold" fo:language="en" fo:country="US"/>
    </style:style>
    <style:style style:name="P101" style:parent-style-name="Normal" style:family="paragraph">
      <style:paragraph-properties fo:text-indent="0in"/>
      <style:text-properties fo:font-weight="bold" style:font-weight-asian="bold" style:font-weight-complex="bold" fo:language="en" fo:country="US"/>
    </style:style>
    <style:style style:name="P102" style:parent-style-name="Normal" style:family="paragraph">
      <style:paragraph-properties fo:text-indent="0in"/>
      <style:text-properties fo:font-weight="bold" style:font-weight-asian="bold" style:font-weight-complex="bold" fo:language="en" fo:country="US"/>
    </style:style>
    <style:style style:name="P103" style:parent-style-name="Normal" style:family="paragraph">
      <style:paragraph-properties fo:text-indent="0in"/>
      <style:text-properties fo:font-weight="bold" style:font-weight-asian="bold" style:font-weight-complex="bold" fo:language="en" fo:country="US"/>
    </style:style>
    <style:style style:name="P104" style:parent-style-name="Normal" style:family="paragraph">
      <style:paragraph-properties fo:text-indent="0in"/>
      <style:text-properties fo:font-weight="bold" style:font-weight-asian="bold" style:font-weight-complex="bold" fo:language="en" fo:country="US"/>
    </style:style>
    <style:style style:name="P105" style:parent-style-name="Normal" style:family="paragraph">
      <style:paragraph-properties fo:text-indent="0in"/>
      <style:text-properties fo:font-weight="bold" style:font-weight-asian="bold" style:font-weight-complex="bold" fo:language="en" fo:country="US"/>
    </style:style>
    <style:style style:name="P106" style:parent-style-name="Normal" style:family="paragraph">
      <style:paragraph-properties fo:text-indent="0in"/>
      <style:text-properties fo:font-weight="bold" style:font-weight-asian="bold" style:font-weight-complex="bold" fo:language="en" fo:country="US"/>
    </style:style>
    <style:style style:name="P107" style:parent-style-name="Normal" style:family="paragraph">
      <style:paragraph-properties style:text-autospace="none" fo:line-height="100%"/>
    </style:style>
    <style:style style:name="T108" style:parent-style-name="DefaultParagraphFont" style:family="text">
      <style:text-properties style:font-name="NimbusRomNo9L-Regu" style:font-name-asian="NimbusRomNo9L-Regu" style:font-name-complex="NimbusRomNo9L-Regu" fo:font-size="12pt" style:font-size-asian="12pt" style:font-size-complex="12pt" fo:background-color="#FFFF00" fo:language="en" fo:country="US"/>
    </style:style>
    <style:style style:name="T109" style:parent-style-name="DefaultParagraphFont" style:family="text">
      <style:text-properties fo:background-color="#FFFF00" fo:language="en" fo:country="US"/>
    </style:style>
    <style:style style:name="P110" style:parent-style-name="Normal" style:family="paragraph">
      <style:paragraph-properties style:text-autospace="none" fo:line-height="100%"/>
      <style:text-properties fo:language="en" fo:country="US"/>
    </style:style>
    <style:style style:name="P111" style:parent-style-name="Normal" style:family="paragraph">
      <style:paragraph-properties style:text-autospace="none" fo:line-height="100%"/>
      <style:text-properties fo:language="en" fo:country="US"/>
    </style:style>
    <style:style style:name="P112" style:parent-style-name="Normal" style:family="paragraph">
      <style:paragraph-properties style:text-autospace="none" fo:line-height="100%"/>
      <style:text-properties fo:language="en" fo:country="US"/>
    </style:style>
    <style:style style:name="P113" style:parent-style-name="Normal" style:family="paragraph">
      <style:paragraph-properties fo:text-indent="0in"/>
      <style:text-properties fo:font-weight="bold" style:font-weight-asian="bold" style:font-weight-complex="bold" fo:language="en" fo:country="US"/>
    </style:style>
    <style:style style:name="P114" style:parent-style-name="Normal" style:family="paragraph">
      <style:paragraph-properties fo:text-indent="0in"/>
      <style:text-properties fo:font-weight="bold" style:font-weight-asian="bold" style:font-weight-complex="bold" fo:language="en" fo:country="US"/>
    </style:style>
    <style:style style:name="P115" style:parent-style-name="Normal" style:family="paragraph">
      <style:paragraph-properties fo:text-indent="0in"/>
      <style:text-properties fo:font-weight="bold" style:font-weight-asian="bold" style:font-weight-complex="bold" fo:language="en" fo:country="US"/>
    </style:style>
    <style:style style:name="P116" style:parent-style-name="Normal" style:family="paragraph">
      <style:paragraph-properties fo:text-indent="0in"/>
      <style:text-properties fo:font-weight="bold" style:font-weight-asian="bold" style:font-weight-complex="bold" fo:language="en" fo:country="US"/>
    </style:style>
    <style:style style:name="P117" style:parent-style-name="Normal" style:family="paragraph">
      <style:paragraph-properties fo:text-indent="0in"/>
      <style:text-properties fo:font-weight="bold" style:font-weight-asian="bold" style:font-weight-complex="bold" fo:language="en" fo:country="US"/>
    </style:style>
    <style:style style:name="P118" style:parent-style-name="Normal" style:family="paragraph">
      <style:paragraph-properties fo:text-indent="0in"/>
      <style:text-properties fo:font-weight="bold" style:font-weight-asian="bold" style:font-weight-complex="bold" fo:language="en" fo:country="US"/>
    </style:style>
    <style:style style:name="P119" style:parent-style-name="Normal" style:family="paragraph">
      <style:paragraph-properties fo:text-indent="0in"/>
      <style:text-properties fo:font-weight="bold" style:font-weight-asian="bold" style:font-weight-complex="bold" fo:language="en" fo:country="US"/>
    </style:style>
    <style:style style:name="P120" style:parent-style-name="Normal" style:family="paragraph">
      <style:text-properties style:font-name="Times New Roman" fo:font-size="12pt" style:font-size-asian="12pt" style:font-size-complex="12pt" fo:language="en" fo:country="US"/>
    </style:style>
    <style:style style:name="P121" style:parent-style-name="Normal" style:family="paragraph">
      <style:paragraph-properties fo:text-indent="0in"/>
      <style:text-properties fo:font-weight="bold" style:font-weight-asian="bold" style:font-weight-complex="bold" fo:language="en" fo:country="US"/>
    </style:style>
    <style:style style:name="P122" style:parent-style-name="Normal" style:family="paragraph">
      <style:paragraph-properties fo:text-indent="0in"/>
      <style:text-properties fo:font-weight="bold" style:font-weight-asian="bold" style:font-weight-complex="bold" fo:language="en" fo:country="US"/>
    </style:style>
    <style:style style:name="P123" style:parent-style-name="Normal" style:family="paragraph">
      <style:paragraph-properties fo:text-indent="0in"/>
      <style:text-properties fo:font-weight="bold" style:font-weight-asian="bold" style:font-weight-complex="bold" fo:language="en" fo:country="US"/>
    </style:style>
    <style:style style:name="P124" style:parent-style-name="Normal" style:family="paragraph">
      <style:paragraph-properties fo:text-indent="0.4916in"/>
      <style:text-properties style:font-name="Times New Roman" fo:font-size="12pt" style:font-size-asian="12pt" style:font-size-complex="12pt" fo:language="en" fo:country="US"/>
    </style:style>
    <style:style style:name="P125" style:parent-style-name="Normal" style:family="paragraph">
      <style:text-properties style:font-name="Times New Roman" fo:font-size="12pt" style:font-size-asian="12pt" style:font-size-complex="12pt" fo:language="en" fo:country="US"/>
    </style:style>
    <style:style style:name="P126" style:parent-style-name="Normal" style:family="paragraph">
      <style:paragraph-properties fo:text-indent="0.4916in"/>
      <style:text-properties style:font-name="Times New Roman" fo:font-size="12pt" style:font-size-asian="12pt" style:font-size-complex="12pt" fo:language="en" fo:country="US"/>
    </style:style>
    <style:style style:name="P127" style:parent-style-name="Normal" style:family="paragraph">
      <style:paragraph-properties fo:text-indent="0in"/>
      <style:text-properties fo:language="en" fo:country="US"/>
    </style:style>
    <style:style style:name="P128" style:parent-style-name="Normal" style:family="paragraph">
      <style:text-properties style:font-name="Times New Roman" fo:font-size="12pt" style:font-size-asian="12pt" style:font-size-complex="12pt" fo:language="en" fo:country="US"/>
    </style:style>
    <style:style style:name="P129" style:parent-style-name="Normal" style:family="paragraph">
      <style:text-properties style:font-name="Times New Roman" fo:font-size="12pt" style:font-size-asian="12pt" style:font-size-complex="12pt" fo:language="en" fo:country="US"/>
    </style:style>
    <style:style style:name="P130" style:parent-style-name="Normal" style:family="paragraph">
      <style:paragraph-properties style:text-autospace="none" fo:line-height="100%"/>
    </style:style>
    <style:style style:name="T131" style:parent-style-name="DefaultParagraphFont" style:family="text">
      <style:text-properties fo:language="en" fo:country="US"/>
    </style:style>
    <style:style style:name="T132" style:parent-style-name="text" style:family="text">
      <style:text-properties fo:language="en" fo:country="US"/>
    </style:style>
    <style:style style:name="P133" style:parent-style-name="Normal" style:family="paragraph">
      <style:paragraph-properties style:text-autospace="none" fo:line-height="100%"/>
      <style:text-properties fo:language="en" fo:country="US"/>
    </style:style>
    <style:style style:name="P134" style:parent-style-name="Normal" style:family="paragraph">
      <style:paragraph-properties style:text-autospace="none" fo:line-height="100%"/>
    </style:style>
    <style:style style:name="T135" style:parent-style-name="DefaultParagraphFont" style:family="text">
      <style:text-properties fo:language="en" fo:country="US"/>
    </style:style>
    <style:style style:name="T136" style:parent-style-name="Hyperlink" style:family="text">
      <style:text-properties fo:language="en" fo:country="US"/>
    </style:style>
    <style:style style:name="T137" style:parent-style-name="DefaultParagraphFont" style:family="text">
      <style:text-properties fo:language="en" fo:country="US"/>
    </style:style>
    <style:style style:name="T138" style:parent-style-name="anchor-text" style:family="text">
      <style:text-properties fo:color="#0000FF" style:text-underline-type="single" style:text-underline-style="solid" style:text-underline-width="auto" style:text-underline-mode="continuous" fo:language="en" fo:country="US"/>
    </style:style>
    <style:style style:name="T139" style:parent-style-name="DefaultParagraphFont" style:family="text">
      <style:text-properties fo:language="en" fo:country="US"/>
    </style:style>
    <style:style style:name="T140" style:parent-style-name="anchor-text" style:family="text">
      <style:text-properties fo:color="#0000FF" style:text-underline-type="single" style:text-underline-style="solid" style:text-underline-width="auto" style:text-underline-mode="continuous" fo:language="en" fo:country="US"/>
    </style:style>
    <style:style style:name="T141" style:parent-style-name="DefaultParagraphFont" style:family="text">
      <style:text-properties fo:language="en" fo:country="US"/>
    </style:style>
    <style:style style:name="T142" style:parent-style-name="anchor-text" style:family="text">
      <style:text-properties fo:color="#0000FF" style:text-underline-type="single" style:text-underline-style="solid" style:text-underline-width="auto" style:text-underline-mode="continuous" fo:language="en" fo:country="US"/>
    </style:style>
    <style:style style:name="T143" style:parent-style-name="DefaultParagraphFont" style:family="text">
      <style:text-properties fo:language="en" fo:country="US"/>
    </style:style>
    <style:style style:name="T144" style:parent-style-name="anchor-text" style:family="text">
      <style:text-properties fo:color="#0000FF" style:text-underline-type="single" style:text-underline-style="solid" style:text-underline-width="auto" style:text-underline-mode="continuous" fo:language="en" fo:country="US"/>
    </style:style>
    <style:style style:name="T145" style:parent-style-name="DefaultParagraphFont" style:family="text">
      <style:text-properties fo:language="en" fo:country="US"/>
    </style:style>
    <style:style style:name="T146" style:parent-style-name="anchor-text" style:family="text">
      <style:text-properties fo:color="#0000FF" style:text-underline-type="single" style:text-underline-style="solid" style:text-underline-width="auto" style:text-underline-mode="continuous" fo:language="en" fo:country="US"/>
    </style:style>
    <style:style style:name="T147" style:parent-style-name="DefaultParagraphFont" style:family="text">
      <style:text-properties fo:language="en" fo:country="US"/>
    </style:style>
    <style:style style:name="T148" style:parent-style-name="anchor-text" style:family="text">
      <style:text-properties fo:color="#0000FF" style:text-underline-type="single" style:text-underline-style="solid" style:text-underline-width="auto" style:text-underline-mode="continuous" fo:language="en" fo:country="US"/>
    </style:style>
    <style:style style:name="T149" style:parent-style-name="DefaultParagraphFont" style:family="text">
      <style:text-properties fo:language="en" fo:country="US"/>
    </style:style>
    <style:style style:name="T150" style:parent-style-name="anchor-text" style:family="text">
      <style:text-properties fo:color="#0000FF" style:text-underline-type="single" style:text-underline-style="solid" style:text-underline-width="auto" style:text-underline-mode="continuous" fo:language="en" fo:country="US"/>
    </style:style>
    <style:style style:name="T151" style:parent-style-name="DefaultParagraphFont" style:family="text">
      <style:text-properties fo:language="en" fo:country="US"/>
    </style:style>
    <style:style style:name="T152" style:parent-style-name="anchor-text" style:family="text">
      <style:text-properties fo:color="#0000FF" style:text-underline-type="single" style:text-underline-style="solid" style:text-underline-width="auto" style:text-underline-mode="continuous" fo:language="en" fo:country="US"/>
    </style:style>
    <style:style style:name="T153" style:parent-style-name="DefaultParagraphFont" style:family="text">
      <style:text-properties fo:language="en" fo:country="US"/>
    </style:style>
    <style:style style:name="T154" style:parent-style-name="anchor-text" style:family="text">
      <style:text-properties fo:color="#0000FF" style:text-underline-type="single" style:text-underline-style="solid" style:text-underline-width="auto" style:text-underline-mode="continuous" fo:language="en" fo:country="US"/>
    </style:style>
    <style:style style:name="T155" style:parent-style-name="DefaultParagraphFont" style:family="text">
      <style:text-properties fo:language="en" fo:country="US"/>
    </style:style>
    <style:style style:name="P156" style:parent-style-name="Normal" style:family="paragraph">
      <style:paragraph-properties style:text-autospace="none" fo:line-height="100%"/>
      <style:text-properties fo:language="en" fo:country="US"/>
    </style:style>
    <style:style style:name="P157" style:parent-style-name="Normal" style:family="paragraph">
      <style:paragraph-properties style:text-autospace="none" fo:line-height="100%"/>
      <style:text-properties fo:language="en" fo:country="US"/>
    </style:style>
    <style:style style:name="P158" style:parent-style-name="Normal" style:family="paragraph">
      <style:paragraph-properties style:text-autospace="none" fo:line-height="100%"/>
      <style:text-properties fo:language="en" fo:country="US"/>
    </style:style>
    <style:style style:name="P159" style:parent-style-name="Normal" style:family="paragraph">
      <style:paragraph-properties style:text-autospace="none" fo:line-height="100%"/>
      <style:text-properties fo:language="en" fo:country="US"/>
    </style:style>
    <style:style style:name="P160" style:parent-style-name="Normal" style:family="paragraph">
      <style:paragraph-properties style:text-autospace="none" fo:line-height="100%"/>
      <style:text-properties style:font-name="Times New Roman" style:font-name-asian="NimbusRomNo9L-Regu" fo:font-size="12pt" style:font-size-asian="12pt" style:font-size-complex="12pt" fo:language="en" fo:country="US"/>
    </style:style>
    <style:style style:name="P161" style:parent-style-name="Normal" style:family="paragraph">
      <style:paragraph-properties style:text-autospace="none" fo:line-height="100%"/>
      <style:text-properties style:font-name="Times New Roman" style:font-name-asian="NimbusRomNo9L-Regu" fo:font-size="12pt" style:font-size-asian="12pt" style:font-size-complex="12pt" fo:language="en" fo:country="US"/>
    </style:style>
    <style:style style:name="P162" style:parent-style-name="Normal" style:family="paragraph">
      <style:paragraph-properties style:text-autospace="none" fo:line-height="100%"/>
    </style:style>
    <style:style style:name="T163" style:parent-style-name="DefaultParagraphFont" style:family="text">
      <style:text-properties style:font-name="Times New Roman" style:font-name-asian="NimbusRomNo9L-Regu" fo:font-size="12pt" style:font-size-asian="12pt" style:font-size-complex="12pt" fo:language="en" fo:country="US"/>
    </style:style>
    <style:style style:name="T164" style:parent-style-name="DefaultParagraphFont" style:family="text">
      <style:text-properties style:font-name="Times New Roman" style:font-name-asian="NimbusRomNo9L-Regu" fo:font-size="12pt" style:font-size-asian="12pt" style:font-size-complex="12pt" fo:language="en" fo:country="US"/>
    </style:style>
    <style:style style:name="T165" style:parent-style-name="DefaultParagraphFont" style:family="text">
      <style:text-properties style:font-name="Times New Roman" style:font-name-asian="NimbusRomNo9L-Regu" fo:font-size="12pt" style:font-size-asian="12pt" style:font-size-complex="12pt" fo:language="en" fo:country="US"/>
    </style:style>
    <style:style style:name="P166" style:parent-style-name="Normal" style:family="paragraph">
      <style:text-properties style:font-name="Times New Roman" fo:font-size="12pt" style:font-size-asian="12pt" style:font-size-complex="12pt" fo:language="en" fo:country="US"/>
    </style:style>
    <style:style style:name="T167" style:parent-style-name="Absatz-Standardschriftart" style:family="text">
      <style:text-properties style:font-name="Times New Roman" fo:font-size="12pt" style:font-size-asian="12pt" style:font-size-complex="12pt" fo:language="en" fo:country="US"/>
    </style:style>
    <style:style style:name="T168" style:parent-style-name="Absatz-Standardschriftart" style:family="text">
      <style:text-properties style:font-name="Times New Roman"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Absatz-Standardschriftart" style:family="text">
      <style:text-properties fo:language="en" fo:country="US"/>
    </style:style>
    <style:style style:name="T171" style:parent-style-name="Absatz-Standardschriftart" style:family="text">
      <style:text-properties style:font-name="Times New Roman" fo:font-size="12pt" style:font-size-asian="12pt" style:font-size-complex="12pt" fo:language="en" fo:country="US"/>
    </style:style>
    <style:style style:name="T172" style:parent-style-name="Absatz-Standardschriftart" style:family="text">
      <style:text-properties style:font-name="Times New Roman" fo:font-size="12pt" style:font-size-asian="12pt" style:font-size-complex="12pt" fo:language="en" fo:country="US"/>
    </style:style>
    <style:style style:name="P173" style:parent-style-name="Normal" style:family="paragraph">
      <style:text-properties fo:language="en" fo:country="US"/>
    </style:style>
    <style:style style:name="P174" style:parent-style-name="Standard" style:family="paragraph">
      <style:paragraph-properties fo:text-align="start" fo:text-indent="0in"/>
    </style:style>
    <style:style style:name="T175" style:parent-style-name="Absatz-Standardschriftart" style:family="text">
      <style:text-properties style:font-name="Times New Roman" fo:font-size="12pt" style:font-size-asian="12pt" style:font-size-complex="12pt" fo:language="en" fo:country="US"/>
    </style:style>
    <style:style style:name="T176" style:parent-style-name="Absatz-Standardschriftart" style:family="text">
      <style:text-properties style:font-name="Times New Roman"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Absatz-Standardschriftart" style:family="text">
      <style:text-properties style:font-name="Times New Roman" fo:font-size="12pt" style:font-size-asian="12pt" style:font-size-complex="12pt" fo:language="en" fo:country="US"/>
    </style:style>
    <style:style style:name="P179" style:parent-style-name="Normal" style:family="paragraph">
      <style:text-properties style:font-name="Times New Roman" fo:font-size="12pt" style:font-size-asian="12pt" style:font-size-complex="12pt" fo:language="en" fo:country="US"/>
    </style:style>
    <style:style style:name="T180" style:parent-style-name="Absatz-Standardschriftart" style:family="text">
      <style:text-properties style:font-name="Times New Roman" fo:font-size="12pt" style:font-size-asian="12pt" style:font-size-complex="12pt" fo:language="da" fo:country="DK"/>
    </style:style>
    <style:style style:name="T181" style:parent-style-name="Absatz-Standardschriftart" style:family="text">
      <style:text-properties style:font-name="Times New Roman" fo:font-size="12pt" style:font-size-asian="12pt" style:font-size-complex="12pt" fo:language="en" fo:country="US"/>
    </style:style>
    <style:style style:name="T182" style:parent-style-name="Absatz-Standardschriftar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Absatz-Standardschriftart" style:family="text">
      <style:text-properties fo:language="en" fo:country="US"/>
    </style:style>
    <style:style style:name="T185" style:parent-style-name="Absatz-Standardschriftart" style:family="text">
      <style:text-properties style:font-name="Times New Roman" fo:font-size="12pt" style:font-size-asian="12pt" style:font-size-complex="12pt" fo:language="en" fo:country="US"/>
    </style:style>
    <style:style style:name="P186" style:parent-style-name="Normal" style:family="paragraph">
      <style:paragraph-properties fo:text-indent="0in"/>
      <style:text-properties style:font-name="Times New Roman" fo:font-size="12pt" style:font-size-asian="12pt" style:font-size-complex="12pt" fo:language="en" fo:country="US"/>
    </style:style>
    <style:style style:name="T187" style:parent-style-name="Absatz-Standardschriftart" style:family="text">
      <style:text-properties style:font-name="Times New Roman" fo:font-size="12pt" style:font-size-asian="12pt" style:font-size-complex="12pt" fo:language="en" fo:country="US"/>
    </style:style>
    <style:style style:name="P188" style:parent-style-name="Normal" style:family="paragraph">
      <style:text-properties style:font-name="Times New Roman" fo:font-size="12pt" style:font-size-asian="12pt" style:font-size-complex="12pt" fo:language="en" fo:country="US"/>
    </style:style>
    <style:style style:name="P189" style:parent-style-name="Normal" style:family="paragraph">
      <style:text-properties style:font-name="Times New Roman" fo:font-size="12pt" style:font-size-asian="12pt" style:font-size-complex="12pt" fo:language="en" fo:country="US"/>
    </style:style>
    <style:style style:name="P190" style:parent-style-name="Normal" style:family="paragraph">
      <style:text-properties style:font-name="Times New Roman" fo:font-size="12pt" style:font-size-asian="12pt" style:font-size-complex="12pt" fo:language="en" fo:country="US"/>
    </style:style>
    <style:style style:name="P191" style:parent-style-name="Normal" style:family="paragraph">
      <style:text-properties style:font-name="Times New Roman" fo:font-size="12pt" style:font-size-asian="12pt" style:font-size-complex="12pt" fo:language="en" fo:country="US"/>
    </style:style>
    <style:style style:name="P192" style:parent-style-name="Normal" style:family="paragraph">
      <style:text-properties style:font-name="Times New Roman" fo:font-size="12pt" style:font-size-asian="12pt" style:font-size-complex="12pt" fo:language="en" fo:country="US"/>
    </style:style>
    <style:style style:name="P193" style:parent-style-name="Normal" style:family="paragraph">
      <style:text-properties style:font-name="Times New Roman" fo:font-size="12pt" style:font-size-asian="12pt" style:font-size-complex="12pt" fo:language="en" fo:country="US"/>
    </style:style>
    <style:style style:name="P194" style:parent-style-name="Normal" style:family="paragraph">
      <style:text-properties style:font-name="Times New Roman" fo:font-size="12pt" style:font-size-asian="12pt" style:font-size-complex="12pt" fo:language="en" fo:country="US"/>
    </style:style>
    <style:style style:name="P195" style:parent-style-name="Normal" style:family="paragraph">
      <style:text-properties style:font-name="Times New Roman" fo:font-size="12pt" style:font-size-asian="12pt" style:font-size-complex="12pt" fo:language="en" fo:country="US"/>
    </style:style>
    <style:style style:name="P196" style:parent-style-name="Normal" style:family="paragraph">
      <style:text-properties style:font-name="Times New Roman" fo:font-size="12pt" style:font-size-asian="12pt" style:font-size-complex="12pt" fo:language="en" fo:country="US"/>
    </style:style>
    <style:style style:name="P197" style:parent-style-name="Normal" style:family="paragraph">
      <style:text-properties style:font-name="Times New Roman" fo:font-size="12pt" style:font-size-asian="12pt" style:font-size-complex="12pt" fo:language="en" fo:country="US"/>
    </style:style>
    <style:style style:name="P198" style:parent-style-name="Normal" style:family="paragraph">
      <style:text-properties style:font-name="Times New Roman" fo:font-size="12pt" style:font-size-asian="12pt" style:font-size-complex="12pt" fo:language="en" fo:country="US"/>
    </style:style>
    <style:style style:name="P199" style:parent-style-name="Normal" style:family="paragraph">
      <style:text-properties style:font-name="Times New Roman" fo:font-size="12pt" style:font-size-asian="12pt" style:font-size-complex="12pt" fo:language="en" fo:country="US"/>
    </style:style>
    <style:style style:name="P200" style:parent-style-name="Normal" style:family="paragraph">
      <style:text-properties style:font-name="Times New Roman" fo:font-size="12pt" style:font-size-asian="12pt" style:font-size-complex="12pt" fo:language="en" fo:country="US"/>
    </style:style>
    <style:style style:name="P201" style:parent-style-name="Normal" style:family="paragraph">
      <style:paragraph-properties fo:text-indent="0in"/>
      <style:text-properties fo:language="en" fo:country="US"/>
    </style:style>
    <style:style style:name="P202" style:parent-style-name="Normal" style:family="paragraph">
      <style:paragraph-properties fo:text-indent="0in"/>
      <style:text-properties fo:language="en" fo:country="US"/>
    </style:style>
    <style:style style:name="P203" style:parent-style-name="Normal" style:family="paragraph">
      <style:paragraph-properties fo:text-indent="0in"/>
      <style:text-properties fo:language="en" fo:country="US"/>
    </style:style>
    <style:style style:name="P204" style:parent-style-name="Normal" style:family="paragraph">
      <style:paragraph-properties fo:text-indent="0in"/>
      <style:text-properties fo:language="en" fo:country="US"/>
    </style:style>
    <style:style style:name="P205" style:parent-style-name="Normal" style:family="paragraph">
      <style:paragraph-properties fo:text-indent="0in"/>
      <style:text-properties fo:language="en" fo:country="US"/>
    </style:style>
    <style:style style:name="P206" style:parent-style-name="Normal" style:family="paragraph">
      <style:paragraph-properties fo:text-indent="0in"/>
      <style:text-properties fo:language="en" fo:country="US"/>
    </style:style>
    <style:style style:name="P207" style:parent-style-name="Normal" style:family="paragraph">
      <style:paragraph-properties fo:text-indent="0in"/>
      <style:text-properties fo:language="en" fo:country="US"/>
    </style:style>
    <style:style style:name="P208" style:parent-style-name="Normal" style:family="paragraph">
      <style:paragraph-properties fo:text-indent="0in"/>
      <style:text-properties fo:language="en" fo:country="US"/>
    </style:style>
    <style:style style:name="P209" style:parent-style-name="Normal" style:family="paragraph">
      <style:paragraph-properties fo:text-indent="0in"/>
      <style:text-properties fo:language="en" fo:country="US"/>
    </style:style>
    <style:style style:name="P210" style:parent-style-name="Normal" style:family="paragraph">
      <style:paragraph-properties fo:text-indent="0in"/>
      <style:text-properties fo:language="en" fo:country="US"/>
    </style:style>
    <style:style style:name="P211" style:parent-style-name="Normal" style:family="paragraph">
      <style:paragraph-properties fo:text-indent="0in"/>
      <style:text-properties fo:language="en" fo:country="US"/>
    </style:style>
    <style:style style:name="P212" style:parent-style-name="Normal" style:family="paragraph">
      <style:paragraph-properties fo:text-indent="0in"/>
      <style:text-properties fo:language="en" fo:country="US"/>
    </style:style>
    <style:style style:name="P213" style:parent-style-name="Normal" style:family="paragraph">
      <style:paragraph-properties fo:text-indent="0in"/>
      <style:text-properties fo:language="en" fo:country="US"/>
    </style:style>
    <style:style style:name="P214" style:parent-style-name="Normal" style:family="paragraph">
      <style:paragraph-properties fo:text-indent="0in"/>
      <style:text-properties fo:language="en" fo:country="US"/>
    </style:style>
    <style:style style:name="P215" style:parent-style-name="Normal" style:family="paragraph">
      <style:paragraph-properties fo:text-indent="0in"/>
      <style:text-properties fo:language="en" fo:country="US"/>
    </style:style>
    <style:style style:name="P216" style:parent-style-name="Normal" style:family="paragraph">
      <style:paragraph-properties fo:text-indent="0in"/>
      <style:text-properties fo:language="en" fo:country="US"/>
    </style:style>
    <style:style style:name="P217" style:parent-style-name="Normal" style:family="paragraph">
      <style:paragraph-properties fo:text-indent="0in"/>
      <style:text-properties fo:language="en" fo:country="US"/>
    </style:style>
    <style:style style:name="P218" style:parent-style-name="Normal" style:family="paragraph">
      <style:paragraph-properties fo:text-indent="0in"/>
    </style:style>
    <style:style style:name="T219" style:parent-style-name="DefaultParagraphFont" style:family="text">
      <style:text-properties fo:language="en" fo:country="US"/>
    </style:style>
  </office:automatic-styles>
  <office:body>
    <office:text text:use-soft-page-breaks="true">
      <text:p text:style-name="P1"><text:bookmark-start text:name="_Hlk194325603"/><text:span text:style-name="T2">Delta findings:</text:span></text:p>
      <text:p text:style-name="P3"><text:span text:style-name="T4">Several studies have observed increased delta power (Adler, Bramesfeld &amp; Jajcevic, 1999; Babiloni et al., 2006; Babiloni et al., 2010; Farina et al., 2020; Jelic et al., 2020; Koenig et al., 2005; Moretti, Zanetti, Binetti &amp; Frisoni, 2012; Ya, Xun, Wei, Ting, Hong &amp; Yuan, 2015) in ind</text:span><text:span text:style-name="T5">i</text:span><text:span text:style-name="T6">viduals with objective<text:s/></text:span><text:span text:style-name="T7">cognitive impairment,<text:s/></text:span><text:span text:style-name="T8">while others found no significant differences between MCI and healthy individuals (Fröhlich et al., 2021; Jelic et al., 1996),<text:s/></text:span><text:span text:style-name="T9"><office:annotation office:name="0" xml:id="844841222"><dc:creator>Janka Hauffe</dc:creator><dc:date>2025-02-26T13:25:00</dc:date><meta:creator-initials>JH</meta:creator-initials><text:p text:style-name="P10"><text:span text:style-name="T11">And some</text:span></text:p></office:annotation>and yet others<text:s/></text:span><text:span text:style-name="CommentReference"><office:annotation-end office:name="0"/></text:span><text:span text:style-name="T12">reported a decrease in delta power during rsEEG (Kwak, 2006; Liddell et al., 2007).<text:s/></text:span></text:p>
      <text:p text:style-name="P13"><text:span text:style-name="T14">Liddell et al. (2007) observed a significant positive correlation between delta power and immediate memory recall in MCI, suggesting that delta power may be linked to memory decline and could serve as a sensitive indicator of prodromal cognitive decline. Similarly,<text:s/></text:span><text:bookmark-start text:name="_Hlk194320706"/><text:span text:style-name="T15">Pastor et al. (2020)<text:s/></text:span><text:bookmark-end text:name="_Hlk194320706"/><text:span text:style-name="T16">demonstrated a significant encephalopathic pattern in PCS patients characterized, among others, by an increase in generalized delta activity. However, in a study with 73 cognitively healthy older adults, r</text:span><text:span text:style-name="T17">elative delta frequency did not correlate with any cognitive measures (Finnigan &amp; Robertson, 2011).</text:span></text:p>
      <text:p text:style-name="P18"><text:bookmark-start text:name="_Hlk194320725"/><text:span text:style-name="T19">Ortelli et al.<text:s/></text:span><text:span text:style-name="T20">(2023)<text:s/></text:span><text:bookmark-end text:name="_Hlk194320725"/><text:span text:style-name="T21">reported significant differences in the delta frequency band between PCS patients with self-reported CD and fatigue and healthy controls, with PCS patients displaying diminished activity compared to healthy controls. Lower delta power was associated with worse cognitive functioning. MoCA revealed significantly lower cognitive performance in PCS patients compared to HC. Interestingly, despite these differences, the global cognitive score in PCS patients remains within the normal range, indicating no clinically significant<text:s/></text:span><text:span text:style-name="T22"><office:annotation office:name="1" xml:id="736179168"><dc:creator>Janka Hauffe</dc:creator><dc:date>2025-03-28T19:27:00</dc:date><meta:creator-initials>JH</meta:creator-initials><text:p text:style-name="P23">Delete?</text:p></office:annotation>cognitive</text:span><text:span text:style-name="CommentReference"><office:annotation-end office:name="1"/></text:span><text:span text:style-name="T24"><text:s/>impairment. However, analyzing the MoCA subscores in each specific domain revealed significant deficits in executive functions, language, and memory in PCS patients<text:s/></text:span><text:span text:style-name="T25"><office:annotation office:name="2" xml:id="1015021571"><dc:creator>Janka Hauffe</dc:creator><dc:date>2025-03-28T19:30:00</dc:date><meta:creator-initials>JH</meta:creator-initials><text:p text:style-name="P26">Delete?</text:p></office:annotation>compared to HC</text:span><text:span text:style-name="CommentReference"><office:annotation-end office:name="2"/></text:span><text:span text:style-name="T27">. These cognitive deficits were associated with brain activity changes in the frontal, parietal, and temporal brain regions at rest. Additionally, PCS patients showed significantly higher fatigue scores than HC, possibly reflecting shared neural mechanisms underlying both fatigue and cognitive dysfunction. Ortelli et al. (2023) suggested that the pathophysiology of “brain fog” in PCS patients may result from a dysfunction in the GABAergic system. Delta band activity in frontal regions has been shown to play a role in</text:span><text:span text:style-name="T28"><text:s/>maintaining focused attention (Harmony, 2013). During mental tasks, increased delta power is associated with the inhibition of sensory afferents that interfere with internal co</text:span><text:span text:style-name="T29"><office:annotation office:name="3" xml:id="891006210"><dc:creator>Janka Hauffe</dc:creator><dc:date>2025-03-28T21:12:00</dc:date><meta:creator-initials>JH</meta:creator-initials><text:p text:style-name="P30">Hier nochmal Harmony zitieren oder ist es deutlich, dass ich mich darauf beziehe?</text:p></office:annotation>ncentration</text:span><text:span text:style-name="CommentReference"><office:annotation-end office:name="3"/></text:span><text:span text:style-name="T31">. Similarly, higher frontal GABA concentrations have been linked to better distractor suppression (Sumner et al., 2010) and better performance on the MoCA (Porges et al., 2017). Although a direct link between reduced delta activity and GABAergic dysfunction has not been established, findings from a TMT study found an association between impairment in<text:s/></text:span><text:soft-page-break/><text:span text:style-name="T32">executive function and GABAergic inhibition in PCS patients with fatigue (Versace et al., 2021). SARS-CoV-2 targets ACE2 receptors (</text:span><text:span text:style-name="T33">Ramani et al., 2020)</text:span><text:span text:style-name="T34">, which are highly expressed on GABAergic neurons (</text:span><text:span text:style-name="T35">Chen et al., 2021)</text:span><text:span text:style-name="T36">, potentially leading to GABAergic dysfunction through virus-induced neuroinflammation (Ortelli et al., 2023).</text:span></text:p>
      <text:p text:style-name="P37"><text:span text:style-name="T38"><text:tab/></text:span><text:span text:style-name="T39">However, findings regarding delta power in PCS patients are not consistent. For instance,<text:s/></text:span><text:bookmark-start text:name="_Hlk194320782"/><text:span text:style-name="T40">Kopańska et al. (2022)<text:s/></text:span><text:bookmark-end text:name="_Hlk194320782"/><text:span text:style-name="T41">found a decrease in delta in the left hemisphere, similar to Ortelli et al. (2023), but also observed an increase in delta activity in the right hemisphere.</text:span></text:p>
      <text:p text:style-name="P42"><text:span text:style-name="T43"><text:tab/></text:span><text:span text:style-name="T44"><office:annotation office:name="4" xml:id="1590081859"><dc:creator>Janka Hauffe</dc:creator><dc:date>2025-03-28T21:45:00</dc:date><meta:creator-initials>JH</meta:creator-initials><text:p text:style-name="P45">Or: In another/diferengt study und das dann in Klammern?</text:p></office:annotation>In a study by<text:s/></text:span><text:bookmark-start text:name="_Hlk194320825"/><text:span text:style-name="T46">Furlani et al. (2022),<text:s/></text:span><text:span text:style-name="CommentReference"><office:annotation-end office:name="4"/></text:span><text:bookmark-end text:name="_Hlk194320825"/><text:span text:style-name="T47">EEG abnormalities were observed in 13 out of 20 patients who self-reported cognitive impairment following SARS-CoV-2 infection, with the abnormalities primarily located in the frontal brain regions. Among these, nine patients exhibited a delta-slowing pattern,<text:s/></text:span><text:span text:style-name="T48"><office:annotation office:name="5" xml:id="770478427"><dc:creator>Janka Hauffe</dc:creator><dc:date>2025-03-28T18:23:00</dc:date><meta:creator-initials>JH</meta:creator-initials><text:p text:style-name="P49">Delete?</text:p></office:annotation>while four showed epileptic discharges</text:span><text:span text:style-name="CommentReference"><office:annotation-end office:name="5"/></text:span><text:span text:style-name="T50">. There was no identifiable pattern to explain why some patients showed EEG abnormalities while others did not. No significant differences were found in age, education, or objective cognitive performance. The MoCA indicated objective impairment (score &lt; 26) in 10 patients, six of whom had EEG abnormalities. The subscores in each specific domain of the MoCA also did not reveal any distinguishing pattern. Finally, no group difference were observed in fatigue levels. Interestingly, of the 20 patients with self-reported cognitive impairment, only two did not meet the threshold for clinically relevant fatigue (FFS<text:s/></text:span><text:span text:style-name="T51">≥ 4.0). This highlights the association between self-reported cognitive difficulties and fatigue</text:span><text:span text:style-name="T52"><office:annotation office:name="6" xml:id="128724003"><dc:creator>Janka Hauffe</dc:creator><dc:date>2025-03-28T18:56:00</dc:date><meta:creator-initials>JH</meta:creator-initials><text:p text:style-name="P53">Delte?</text:p></office:annotation><text:s/>in patients following SARS-CoV-2 infection</text:span><text:span text:style-name="CommentReference"><office:annotation-end office:name="6"/></text:span><text:span text:style-name="T54">.<text:s/></text:span></text:p>
      <text:p text:style-name="P55"><text:tab/>Increased delta power has been reported in a longitudinal study, in which hospitalized patients with recent COVID-19 diagnosis and self-reprted cognitive complaints underwent neuropsychological assessment and EEG within two month of infection (baseline) and ten months after infection (Cecchetti et al., 2022). At baseline, 53% of patients (n = 49) showed impairments in at least one cognitive domain on neuropsychological assessment, with executive functions being most affected and with overall worse performance compaired to HC. Interestingly, 28% of patients reported psychiatrical symptoms (10% depressive symptoms, 12% PTBS, 6% both). Significantly greater delta power in bilateral frontal and</text:p>
      <text:p text:style-name="P56">central-temporal regions were found in patients compared to HC. At follow-up, a reduction in objective cognitive impairment was observed, with 36% of patients (n = 33) showing impairments in at least one cognitive domain, while delta frequeny showed no significant changes over time. Notably, 33% of patients continued to reported psychatric symptoms (6% depressive, 18% PTSD, 9% both). At follow-up, better performance on the TMT-BA was associated with higher baseline left central-temporal delta power. Age, sex, education, and<text:s/><text:soft-page-break/>clinical and global cognition data did not differ between controls and patients. Thus, Cecchetti et al. (2022) explain the observed decrease in delta power as possibly resulting from SARS-CoV-2 related damage to the brainstam, potentially caused by viral invasion, inflammation, and vascular activation (Yong et al., 2011). <text:s/></text:p>
      <text:p text:style-name="P57"><text:tab/>As both studies found cooccuring psychiatrical symptoms it is of interest to also investigate those further.<text:s/></text:p>
      <text:p text:style-name="P58"><text:bookmark-end text:name="_Hlk194325603"/></text:p>
      <text:p text:style-name="P59">Relative delta frequency did not correlate with any cognitive measures, 73 cognitively healthy older adults (Finnigan &amp; Robertson, 2011).</text:p>
      <text:p text:style-name="P60">Similar to AD models,<text:s/><text:bookmark-start text:name="_Hlk194320443"/>the best features for distinguishing aMCI from healthy ageing were increased theta and delta power in left temporo-parietal electrodes,<text:s/><text:bookmark-end text:name="_Hlk194320443"/>while the best predictor of control status was increased frontal beta2 power. Theta and beta1 power also discriminated aMCI from AD participants<text:s/><text:bookmark-start text:name="_Hlk194320402"/>(Farina et al., 2020).<text:bookmark-end text:name="_Hlk194320402"/></text:p>
      <text:p text:style-name="P61"><office:annotation office:name="7" xml:id="1695024465"><dc:creator>Janka Hauffe</dc:creator><dc:date>2025-03-31T13:19:00</dc:date><meta:creator-initials>JH</meta:creator-initials><text:p text:style-name="P62">discussion</text:p></office:annotation>The quantitative EEG shows a surprising power in reflecting stages of AIzheimer's disease and indeed the most striking associations occurred between the degree of dementia and delta power. Correlations of absolute delta power with MMSE scores ranged typically from 0.6 to 0.9 at different locations (Schreiter-Gasser, Gasser &amp; Ziegler, 1993).</text:p>
      <text:p text:style-name="Normal"><text:span text:style-name="T63">Furthermore, the posterior delta powerdensity was correlated to the MMSE score in the Nold, MCI and AD subjects; namely, higher the delta power and the lower the cognitive status Babiloni et al., 2006b</text:span><text:span text:style-name="CommentReference"><office:annotation-end office:name="7"/></text:span></text:p>
      <text:p text:style-name="P64"/>
      <text:p text:style-name="P65"><text:span text:style-name="T66">Findings on delta power in MCI: Several studies have observed increased delta power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text:s/></text:span><text:span text:style-name="T67"><office:annotation office:name="8" xml:id="171759670"><dc:creator>Janka Hauffe</dc:creator><dc:date>2025-02-26T13:25:00</dc:date><meta:creator-initials>JH</meta:creator-initials><text:p text:style-name="P68"><text:span text:style-name="T69">And some</text:span></text:p></office:annotation>and yet others<text:s/></text:span><text:span text:style-name="CommentReference"><office:annotation-end office:name="8"/></text:span><text:span text:style-name="T70">reported a decrease in delta power during rsEEG (Kwak, 2006; Liddell et al., 2007).<text:s/></text:span></text:p>
      <text:p text:style-name="P71"><text:span text:style-name="T72">Liddell et al. (2007) observed a significant positive correlation between delta power and immediate memory recall in MCI, suggesting that delta power may be linked to memory decline and could serve as a sensitive indicator of prodromal cognitive decline.<text:s/></text:span></text:p>
      <text:p text:style-name="P73"><text:span text:style-name="T74">Similarly, Pastor et al. (2020) demonstrated a significant encephalopathic pattern in PCS patients characterized, among others, by an increase in generalized delta activity. Babiloni et al. (2024) found no difference between PCS patients and healthy control in the delta power.</text:span></text:p>
      <text:soft-page-break/>
      <text:p text:style-name="P75"><text:tab/><text:s/></text:p>
      <text:p text:style-name="P76"><text:bookmark-start text:name="_Hlk194320307"/><text:span text:style-name="T77">Sibilano et al. (2023) identified the delta (and theta) bands as the most effective in distinguishing subjective cognitive decline from mild cognitive impairment. Elevated delta power in rsEEG was associated to the progression from subjective cognitive decline to MCI and dementia. These findings highlight the value of delta activity in characterizing brain function in individuals with subjective and cognitive difficulties.<text:s/></text:span></text:p>
      <text:p text:style-name="P78"><text:bookmark-end text:name="_Hlk194320307"/></text:p>
      <text:p text:style-name="P79"/>
      <text:p text:style-name="P80"/>
      <text:p text:style-name="P81"/>
      <text:p text:style-name="P82">However, also sleep deviration, depression and anxiety….<text:s/></text:p>
      <text:p text:style-name="P83"/>
      <text:p text:style-name="P84"/>
      <text:p text:style-name="P85"/>
      <text:p text:style-name="P86"/>
      <text:p text:style-name="P87"/>
      <text:p text:style-name="P88"/>
      <text:p text:style-name="P89"/>
      <text:p text:style-name="P90"/>
      <text:p text:style-name="P91"/>
      <text:p text:style-name="P92">Beta power in MCI</text:p>
      <text:p text:style-name="P93"><text:span text:style-name="T94">Finding on beta power in MCI are inconsistent. Several studies found no significant differences in beta power compared to healthy control (Babiloni et al., 2006; Fröhlich et al., 2021; Jelic et al., 1996; Kwak, 2006(?); Ya, Xun, Wei, Ting, Hong &amp; Yuan, 2015).<text:s/></text:span><text:span text:style-name="T95"><office:annotation office:name="9" xml:id="1992024795"><dc:creator>Janka Hauffe</dc:creator><dc:date>2025-03-03T17:43:00</dc:date><meta:creator-initials>JH</meta:creator-initials><text:p text:style-name="P96"><text:span text:style-name="T97">I use however quite alot</text:span></text:p></office:annotation>However</text:span><text:span text:style-name="CommentReference"><office:annotation-end office:name="9"/></text:span><text:span text:style-name="T98">,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gions (Jelic et al., 2000).</text:span></text:p>
      <text:p text:style-name="P99"/>
      <text:p text:style-name="P100"/>
      <text:p text:style-name="P101"/>
      <text:p text:style-name="P102"/>
      <text:p text:style-name="P103"/>
      <text:p text:style-name="P104"/>
      <text:p text:style-name="P105"/>
      <text:soft-page-break/>
      <text:p text:style-name="P106">Introduction:</text:p>
      <text:p text:style-name="P107"><text:span text:style-name="T108">Theoharides, Cholevas, Polyzoidis &amp; Politis, 2021: Lo</text:span><text:span text:style-name="T109">ng‐COVID syndrome symptoms, especially brain fog, are similar to those experienced by patients undertaking or following chemotherapy for cancer (chemofog or chemobrain), as well in patients with myalgic encephalomyelitis/chronic fatigue syndrome (ME/CFS) or mast cell activation syndrome (MCAS). The pathogenesis of brain fog in these illnesses is presently unknown but may involve neuroinflammation via mast cells stimulated by pathogenic and stress stimuli to release mediators that activate microglia and lead to inflammation in the hypothalamus.</text:span></text:p>
      <text:p text:style-name="P110"/>
      <text:p text:style-name="P111">Perez et al., 2024:</text:p>
      <text:p text:style-name="P112">However, findings for the alpha, delta, and beta bands were inconsistent, demonstrating variability across studies and highlighting the need for further research. Although the rsEEG of frequency bands emerges as a promising early biomarker, there is a noteworthy need to establish uniform standards and consistent measurement approaches in order to ensure the reliability and comparability of the results obtained in the research</text:p>
      <text:p text:style-name="P113"/>
      <text:p text:style-name="P114"/>
      <text:p text:style-name="P115"/>
      <text:p text:style-name="P116"/>
      <text:p text:style-name="P117"/>
      <text:p text:style-name="P118"/>
      <text:p text:style-name="P119">General findings:</text:p>
      <text:p text:style-name="P120">Greater EEG slowing was associated with worse cognitive impairment, as indicated by lower MMSE score (D’Atri et al., 2021).</text:p>
      <text:p text:style-name="P121"/>
      <text:p text:style-name="P122"/>
      <text:p text:style-name="P123">Beta power:</text:p>
      <text:p text:style-name="P124">The topographical analysis showed that the decrease in beta power was more restricted to posterior temporoparietal areas (Elmståhl, Rosen &amp; Gullberg, 1994). The beta power decrease is considered to reflect cortical degenerative changes [26, 27] (AD) (Elmståhl, Rosen &amp; Gullberg, 1994).</text:p>
      <text:p text:style-name="P125">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Jelic, Shigeta, Julin, Almkvist, Winblad &amp; Wahlund, 1996).</text:p>
      <text:p text:style-name="P126">Although the role of beta oscillations in the cognitive process has been explored less, some evidence suggests that they are related to the state of attention (Güntekin et al., 2013).</text:p>
      <text:p text:style-name="P127"/>
      <text:soft-page-break/>
      <text:p text:style-name="P128">Beta rhythms may be associated with the regulation of thalamocortical flow, encompassing commands, images, and motor plans through the basal ganglia and motor thalamus (Oswal et al., 2013). As mentioned previously, Iliadou et al. (2021) found distinct alpha and beta rhythm patterns from those found in other studies reviewed. These authors suggested that the psychophysiological changes observed in the SCD in their study may reflect an initial compensatory process in response to early cognitive impairment. from Perez, Duque, Hidalgo &amp; Salvador, 2024.</text:p>
      <text:p text:style-name="P129"/>
      <text:p text:style-name="P130"><text:span text:style-name="T131">Güntekin, Emek-</text:span><text:span text:style-name="T132">Savaş, Kurt, Yener &amp; Başar, 2013:</text:span></text:p>
      <text:p text:style-name="P133">The role of beta oscillations upon cognitive stimulation is least studied in comparison to other frequency bands. The study included 17 consecutive patients with MCI. The experiments used a visual oddball paradigm. In MCI patients, there were no differences in evoked beta power between target and non-target stimuli. Furthermore, upon presentation of visual oddball paradigm, occipital electrodes depict higher beta response in comparison to other electrode sites. The increased beta response upon presentation of target stimuli in healthy subjects implies that beta oscillations could shift the system to an attention state, and had important function in cognitive activity. This may, in future, open the way to consider beta activity as an important operator in brain cognitive processes.</text:p>
      <text:p text:style-name="P134"><text:span text:style-name="T135">eta oscillatory responses are considered to be related to<text:s/></text:span><text:a office:title="Learn more about sensorimotor functions from ScienceDirect's AI-generated Topic Pages" xlink:href="https://www.sciencedirect.com/topics/neuroscience/sensorimotor-function" office:target-frame-name="_top" xlink:show="replace"><text:span text:style-name="T136">sensorimotor functions</text:span></text:a><text:span text:style-name="T137"><text:s/>(</text:span><text:bookmark-start text:name="bbb0045"/><text:a xlink:href="https://www.sciencedirect.com/science/article/pii/S2213158213000909#bb0045" office:target-frame-name="_top" xlink:show="replace"><text:span text:style-name="T138">Engel and Fries, 2010</text:span></text:a><text:bookmark-end text:name="bbb0045"/><text:span text:style-name="T139">), and were decreased by voluntary movement (</text:span><text:bookmark-start text:name="bbb0305"/><text:a xlink:href="https://www.sciencedirect.com/science/article/pii/S2213158213000909#bb0305" office:target-frame-name="_top" xlink:show="replace"><text:span text:style-name="T140">Pfurtscheller and Berghold, 1989</text:span></text:a><text:bookmark-end text:name="bbb0305"/><text:span text:style-name="T141">,<text:s/></text:span><text:bookmark-start text:name="bbb0055"/><text:a xlink:href="https://www.sciencedirect.com/science/article/pii/S2213158213000909#bb0055" office:target-frame-name="_top" xlink:show="replace"><text:span text:style-name="T142">Pfurtscheller et al., 1996</text:span></text:a><text:bookmark-end text:name="bbb0055"/><text:span text:style-name="T143">) and also by motor imagery (</text:span><text:bookmark-start text:name="bbb0310"/><text:a xlink:href="https://www.sciencedirect.com/science/article/pii/S2213158213000909#bb0310" office:target-frame-name="_top" xlink:show="replace"><text:span text:style-name="T144">Neuper et al., 2009</text:span></text:a><text:bookmark-end text:name="bbb0310"/><text:span text:style-name="T145">).<text:s/></text:span><text:bookmark-start text:name="bbb0315"/><text:a xlink:href="https://www.sciencedirect.com/science/article/pii/S2213158213000909#bb0315" office:target-frame-name="_top" xlink:show="replace"><text:span text:style-name="T146">Traub et al. (1999)</text:span></text:a><text:span text:style-name="T147"><text:s/>showed that when the stimulation was intense the action potential burst depicts a transition from gamma frequency to beta frequency.<text:s/></text:span><text:a xlink:href="https://www.sciencedirect.com/science/article/pii/S2213158213000909#bb0315" office:target-frame-name="_top" xlink:show="replace"><text:span text:style-name="T148">Traub et al. (1999)</text:span></text:a><text:bookmark-end text:name="bbb0315"/><text:span text:style-name="T149">,<text:s/></text:span><text:bookmark-start text:name="bbb0320"/><text:a xlink:href="https://www.sciencedirect.com/science/article/pii/S2213158213000909#bb0320" office:target-frame-name="_top" xlink:show="replace"><text:span text:style-name="T150">Haenschel et al. (2000)</text:span></text:a><text:bookmark-end text:name="bbb0320"/><text:span text:style-name="T151">,<text:s/></text:span><text:bookmark-start text:name="bbb0325"/><text:a xlink:href="https://www.sciencedirect.com/science/article/pii/S2213158213000909#bb0325" office:target-frame-name="_top" xlink:show="replace"><text:span text:style-name="T152">Kisley and Cornwell (2006)</text:span></text:a><text:bookmark-end text:name="bbb0325"/><text:span text:style-name="T153"><text:s/>concluded that beta band activity is closely related to stimulus-driven salience.<text:s/></text:span><text:bookmark-start text:name="bbb0330"/><text:a xlink:href="https://www.sciencedirect.com/science/article/pii/S2213158213000909#bb0330" office:target-frame-name="_top" xlink:show="replace"><text:span text:style-name="T154">Leventhal et al. (2012)</text:span></text:a><text:bookmark-end text:name="bbb0330"/><text:span text:style-name="T155"><text:s/>suggested that beta oscillations reflect a post-decision stabilized state of cortical–basal ganglia networks, which normally reduces interference from alternative potential actions.</text:span></text:p>
      <text:p text:style-name="P156"/>
      <text:p text:style-name="P157"/>
      <text:p text:style-name="P158">Illiadou, et al., 2021: During resting state condition, the MCI group showed increased delta band power compared to the SCD group.</text:p>
      <text:p text:style-name="P159"/>
      <text:p text:style-name="P160">Theta and delta band powers tended to increase in selected scalp regions as cognitive impairment progressed, whereas alpha and beta 2 band powers showed a decreasing tendency. Differences in spectral power among subjects were most prominent for the theta band, followed by the beta 2 and alpha bands.</text:p>
      <text:p text:style-name="P161">Spectral power differences in the delta band were less prominent. Theta, alpha, and beta 2 powers were found to be significantly correlated with memory function</text:p>
      <text:p text:style-name="P162"><text:span text:style-name="T163">The lack of correlation between delta frequency and neuropsychological test results may be due to the mild disease status of the AD patients recruited in this study. Previous<text:s/></text:span><text:span text:style-name="T164"><office:annotation office:name="10" xml:id="730913549"><dc:creator>Rolf Hauffe</dc:creator><dc:date>2025-03-28T08:23:00</dc:date><meta:creator-initials>RH</meta:creator-initials><text:p text:style-name="CommentText">bisschen falscheventuell</text:p></office:annotation>QEEG studies that used cognitive tasks revealed an increase in alpha and beta bands with memory performance, including registration, recall, and recognition (; Palva<text:s/></text:span><text:span text:style-name="CommentReference"><office:annotation-end office:name="10"/></text:span><text:span text:style-name="T165">and Palva, 2007).<text:s/></text:span></text:p>
      <text:p text:style-name="P166"/>
      <text:p text:style-name="Normal"><text:span text:style-name="T167">Finding on beta power in MCI are inconsistent. Several studies found no significant differences in beta power compared to healthy control (Babiloni et al., 2006; Fröhlich et al., 2021; Jelic et al., 1996; Kwak, 2006(?); Ya, Xun, Wei, Ting, Hong &amp; Yuan, 2015).<text:s/></text:span><text:span text:style-name="T168"><office:annotation office:name="11" xml:id="1777299725"><dc:creator>Janka Hauffe</dc:creator><dc:date>2025-03-03T17:43:00</dc:date><meta:creator-initials>JH</meta:creator-initials><text:p text:style-name="P169"><text:span text:style-name="T170">I use however quite alot</text:span></text:p></office:annotation>However</text:span><text:span text:style-name="CommentReference"><office:annotation-end office:name="11"/></text:span><text:span text:style-name="T171">, Jelic et al. (1996) noted a tendency toward higher beta values in frontal regions in individuals<text:s/></text:span><text:soft-page-break/><text:span text:style-name="T172">with objective memory disturbance, through this difference was not statistically significant. Conversely, other studies have reported a decrease in beta power (Babiloni et al., 2015; Jelic et al., 2020; Koenig et al., 2005), particularly in the temporal and occipital regions (Jelic et al., 2000).</text:span></text:p>
      <text:p text:style-name="P173"/>
      <text:p text:style-name="P174"><text:span text:style-name="T175">Three studies reported<text:s/></text:span><text:span text:style-name="T176"><office:annotation office:name="12" xml:id="812865683"><dc:creator>Janka Hauffe</dc:creator><dc:date>2025-02-28T08:27:00</dc:date><meta:creator-initials>JH</meta:creator-initials><text:p text:style-name="P177">Delete?</text:p></office:annotation>notable</text:span><text:span text:style-name="CommentReference"><office:annotation-end office:name="12"/></text:span><text:span text:style-name="T178"><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179"/>
      <text:p text:style-name="Normal"><text:span text:style-name="T180">While Ortelli et al. (2023) and Cecchetti et al.<text:s/></text:span><text:span text:style-name="T181">(2022) found no significant differences in beta frequency bands, Kopańska et al. (2020) reported increased beta2 activity in both hemispheres and elevated beta1 activity in the left hemisphere in PCS patients.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text:span><text:span text:style-name="T182"><office:annotation office:name="13" xml:id="1422374283"><dc:creator>Janka Hauffe</dc:creator><dc:date>2025-03-05T16:55:00</dc:date><meta:creator-initials>JH</meta:creator-initials><text:p text:style-name="P183"><text:span text:style-name="T184">These conflicting findings suggest heterogeneous beta activity alterations in PCS, possibly influenced by individual differences in symptoms or underlying neurophysiological mechanisms.<text:s/></text:span></text:p></office:annotation><office:annotation office:name="14" xml:id="729367779"><dc:creator>Christian Neumann</dc:creator><dc:date>2025-03-10T11:00:00</dc:date><meta:creator-initials>CN</meta:creator-initials><text:p text:style-name="Kommentartext">Genau, deswegen vielleicht besser auf symptom-Ebene. Dort befindet sich unsere Studie auch</text:p></office:annotation>ntrols</text:span><text:span text:style-name="CommentReference"><office:annotation-end office:name="13"/></text:span><text:span text:style-name="Kommentarzeichen"><office:annotation-end office:name="14"/></text:span><text:span text:style-name="T185">.</text:span></text:p>
      <text:p text:style-name="P186"/>
      <text:p text:style-name="Normal"><text:span text:style-name="T187">Gaber et al. (2024) observed decreased beta power in PCS patients.</text:span></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Discussion:</text:p>
      <text:p text:style-name="P204">Cecchetti:<text:s/></text:p>
      <text:p text:style-name="P205">Likewise, PTSD is a common finding in post-acute respiratory distress syndrome; in particular, longer lengths of intensive care unit stay and increased duration of both sedation and mechanical ventilation have been associated with PTSD [37, 39].</text:p>
      <text:p text:style-name="P206">An alternative explanation for mental disorders after</text:p>
      <text:p text:style-name="P207">COVID-19, and in particular for PTSD, might be searched</text:p>
      <text:p text:style-name="P208">in being clinically treated at home and in isolation. We were</text:p>
      <text:p text:style-name="P209">indeed surprised to observe that, in our cohort, executive</text:p>
      <text:p text:style-name="P210">dysfunctions and psychopathological disturbances were pre-</text:p>
      <text:p text:style-name="P211">sent in most of patients under 50 years of age. These patients</text:p>
      <text:p text:style-name="P212">were those clinically milder and that received medical care</text:p>
      <text:p text:style-name="P213">at home for most of the disease time, not requiring mechan-</text:p>
      <text:p text:style-name="P214">ical ventilation. Facing a disease like COVID-19 isolated</text:p>
      <text:p text:style-name="P215">at home, fearing possible complications in the absence of</text:p>
      <text:p text:style-name="P216">direct medical control and without a structured mental health</text:p>
      <text:p text:style-name="P217">intervention, could have had an impact on their psychiatric</text:p>
      <text:p text:style-name="P218"><text:span text:style-name="T219">and cognitive functioning, as previously suggest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Kommentartext" style:display-name="Kommentartext" style:family="paragraph" style:parent-style-name="Normal">
      <style:paragraph-properties style:vertical-align="baseline"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style:text-properties fo:hyphenate="false"/>
    </style:style>
    <style:style style:name="anchor-text" style:display-name="anchor-text" style:family="text" style:parent-style-name="DefaultParagraphFont"/>
    <style:style style:name="text" style:display-name="text" style:family="text" style:parent-style-name="DefaultParagraphFont"/>
    <style:style style:name="Standard1" style:display-name="Standard1" style:family="paragraph">
      <style:paragraph-properties style:vertical-align="baseline"/>
      <style:text-properties fo:hyphenate="false"/>
    </style:style>
    <style:style style:name="Absatz-Standardschriftart1" style:display-name="Absatz-Standardschriftart1"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28T11:30:00Z</meta:creation-date>
    <dc:date>2025-03-31T13:07:00Z</dc:date>
    <meta:template xlink:href="Normal.dotm" xlink:type="simple"/>
    <meta:editing-cycles>16</meta:editing-cycles>
    <meta:editing-duration>PT0S</meta:editing-duration>
    <meta:document-statistic meta:page-count="8" meta:paragraph-count="37" meta:word-count="2547" meta:character-count="18558" meta:row-count="133" meta:non-whitespace-character-count="16048"/>
  </office:meta>
</office:document-meta>
</file>